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face style:name="Helvetica" svg:font-family="Helvetica" style:font-family-generic="swiss"/>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맑은 고딕" svg:font-family="'맑은 고딕'" style:font-family-generic="system" style:font-pitch="variable"/>
  </office:font-face-decls>
  <office:automatic-styles>
    <style:style style:name="P1" style:family="paragraph" style:parent-style-name="Standard">
      <style:text-properties officeooo:rsid="0002c9e6" officeooo:paragraph-rsid="0002c9e6"/>
    </style:style>
    <style:style style:name="P2" style:family="paragraph" style:parent-style-name="Standard">
      <style:text-properties style:text-underline-style="solid" style:text-underline-width="auto" style:text-underline-color="font-color" officeooo:rsid="0002c9e6" officeooo:paragraph-rsid="0002c9e6"/>
    </style:style>
    <style:style style:name="P3" style:family="paragraph" style:parent-style-name="Standard">
      <style:text-properties style:text-underline-style="none" officeooo:rsid="0002c9e6" officeooo:paragraph-rsid="0002c9e6"/>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font-style="italic" fo:font-weight="bold" officeooo:paragraph-rsid="000d25e5" style:font-style-asian="italic" style:font-weight-asian="bold" style:font-style-complex="italic" style:font-weight-complex="bold"/>
    </style:style>
    <style:style style:name="P6" style:family="paragraph" style:parent-style-name="Standard">
      <style:text-properties officeooo:paragraph-rsid="00063a38"/>
    </style:style>
    <style:style style:name="P7" style:family="paragraph" style:parent-style-name="Standard">
      <style:text-properties officeooo:paragraph-rsid="0011ae7f"/>
    </style:style>
    <style:style style:name="P8" style:family="paragraph" style:parent-style-name="Standard">
      <style:text-properties officeooo:paragraph-rsid="001b4c49"/>
    </style:style>
    <style:style style:name="P9" style:family="paragraph" style:parent-style-name="Standard">
      <style:text-properties officeooo:paragraph-rsid="001d7f66"/>
    </style:style>
    <style:style style:name="P10" style:family="paragraph" style:parent-style-name="Standard">
      <style:text-properties officeooo:paragraph-rsid="0028b0c6"/>
    </style:style>
    <style:style style:name="P11" style:family="paragraph" style:parent-style-name="Standard">
      <style:text-properties style:text-underline-style="solid" style:text-underline-width="auto" style:text-underline-color="font-color" officeooo:rsid="003044be" officeooo:paragraph-rsid="003044be"/>
    </style:style>
    <style:style style:name="P12" style:family="paragraph" style:parent-style-name="Bibliography">
      <style:text-properties style:text-underline-style="none" officeooo:rsid="0002c9e6" officeooo:paragraph-rsid="003044be"/>
    </style:style>
    <style:style style:name="P13" style:family="paragraph" style:parent-style-name="Bibliography">
      <style:text-properties officeooo:paragraph-rsid="003044be"/>
    </style:style>
    <style:style style:name="T1" style:family="text">
      <style:text-properties officeooo:rsid="0002c9e6"/>
    </style:style>
    <style:style style:name="T2" style:family="text">
      <style:text-properties officeooo:rsid="00048ae0"/>
    </style:style>
    <style:style style:name="T3" style:family="text">
      <style:text-properties officeooo:rsid="00056919"/>
    </style:style>
    <style:style style:name="T4" style:family="text">
      <style:text-properties officeooo:rsid="0005a355"/>
    </style:style>
    <style:style style:name="T5" style:family="text">
      <style:text-properties officeooo:rsid="0005d102"/>
    </style:style>
    <style:style style:name="T6" style:family="text">
      <style:text-properties officeooo:rsid="00063a38"/>
    </style:style>
    <style:style style:name="T7" style:family="text">
      <style:text-properties officeooo:rsid="000744ee"/>
    </style:style>
    <style:style style:name="T8" style:family="text">
      <style:text-properties officeooo:rsid="0007f969"/>
    </style:style>
    <style:style style:name="T9" style:family="text">
      <style:text-properties officeooo:rsid="000a6fdb"/>
    </style:style>
    <style:style style:name="T10" style:family="text">
      <style:text-properties officeooo:rsid="000b7cf7"/>
    </style:style>
    <style:style style:name="T11" style:family="text">
      <style:text-properties officeooo:rsid="000d25e5"/>
    </style:style>
    <style:style style:name="T12" style:family="text">
      <style:text-properties officeooo:rsid="000da063"/>
    </style:style>
    <style:style style:name="T13" style:family="text">
      <style:text-properties officeooo:rsid="000e171a"/>
    </style:style>
    <style:style style:name="T14" style:family="text">
      <style:text-properties officeooo:rsid="000f865f"/>
    </style:style>
    <style:style style:name="T15" style:family="text">
      <style:text-properties officeooo:rsid="0011ae7f"/>
    </style:style>
    <style:style style:name="T16" style:family="text">
      <style:text-properties officeooo:rsid="001332f7"/>
    </style:style>
    <style:style style:name="T17" style:family="text">
      <style:text-properties officeooo:rsid="00148e54"/>
    </style:style>
    <style:style style:name="T18" style:family="text">
      <style:text-properties officeooo:rsid="0014fde9"/>
    </style:style>
    <style:style style:name="T19" style:family="text">
      <style:text-properties officeooo:rsid="0015eaa1"/>
    </style:style>
    <style:style style:name="T20" style:family="text">
      <style:text-properties officeooo:rsid="0017df2f"/>
    </style:style>
    <style:style style:name="T21" style:family="text">
      <style:text-properties officeooo:rsid="0019964d"/>
    </style:style>
    <style:style style:name="T22" style:family="text">
      <style:text-properties officeooo:rsid="001a5aad"/>
    </style:style>
    <style:style style:name="T23" style:family="text">
      <style:text-properties officeooo:rsid="001b4c49"/>
    </style:style>
    <style:style style:name="T24" style:family="text">
      <style:text-properties officeooo:rsid="001bab6b"/>
    </style:style>
    <style:style style:name="T25" style:family="text">
      <style:text-properties fo:font-style="normal" officeooo:rsid="0017df2f" style:font-style-asian="normal" style:font-style-complex="normal"/>
    </style:style>
    <style:style style:name="T26" style:family="text">
      <style:text-properties officeooo:rsid="001d7f66"/>
    </style:style>
    <style:style style:name="T27" style:family="text">
      <style:text-properties officeooo:rsid="001ed11a"/>
    </style:style>
    <style:style style:name="T28" style:family="text">
      <style:text-properties officeooo:rsid="001f870c"/>
    </style:style>
    <style:style style:name="T29" style:family="text">
      <style:text-properties officeooo:rsid="0020fcf6"/>
    </style:style>
    <style:style style:name="T30" style:family="text">
      <style:text-properties officeooo:rsid="0022cd77"/>
    </style:style>
    <style:style style:name="T31" style:family="text">
      <style:text-properties officeooo:rsid="00236fb3"/>
    </style:style>
    <style:style style:name="T32" style:family="text">
      <style:text-properties officeooo:rsid="0023c5b5"/>
    </style:style>
    <style:style style:name="T33" style:family="text">
      <style:text-properties officeooo:rsid="0024b392"/>
    </style:style>
    <style:style style:name="T34" style:family="text">
      <style:text-properties officeooo:rsid="00265095"/>
    </style:style>
    <style:style style:name="T35" style:family="text">
      <style:text-properties officeooo:rsid="0026e473"/>
    </style:style>
    <style:style style:name="T36" style:family="text">
      <style:text-properties officeooo:rsid="002701c9"/>
    </style:style>
    <style:style style:name="T37" style:family="text">
      <style:text-properties officeooo:rsid="00283ec2"/>
    </style:style>
    <style:style style:name="T38" style:family="text">
      <style:text-properties officeooo:rsid="0028872d"/>
    </style:style>
    <style:style style:name="T39" style:family="text">
      <style:text-properties officeooo:rsid="0028b0c6"/>
    </style:style>
    <style:style style:name="T40" style:family="text">
      <style:text-properties officeooo:rsid="0029a8d8"/>
    </style:style>
    <style:style style:name="T41" style:family="text">
      <style:text-properties officeooo:rsid="002ba35c"/>
    </style:style>
    <style:style style:name="T42" style:family="text">
      <style:text-properties officeooo:rsid="002d0c91"/>
    </style:style>
    <style:style style:name="T43" style:family="text">
      <style:text-properties officeooo:rsid="002d96ab"/>
    </style:style>
    <style:style style:name="T44" style:family="text">
      <style:text-properties officeooo:rsid="002f0f0e"/>
    </style:style>
    <style:style style:name="T45"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efinition of nanotechnology</text:p>
      <text:p text:style-name="P7">Nanotechnology is an area of material sciences that is defined by the <text:span text:style-name="T2">process of</text:span> <text:span text:style-name="T2">intentionally manipulating materials that are on the nanoscale range, </text:span><text:span text:style-name="T3">which is specifically on the atomic to molecular size range from 1 to 100nm. This allows </text:span><text:span text:style-name="T4">the man-made</text:span><text:span text:style-name="T3"> structures that are </text:span><text:span text:style-name="T13">engineered</text:span><text:span text:style-name="T3"> </text:span><text:span text:style-name="T4">by nanotechnology techniques</text:span><text:span text:style-name="T3"> from nanoparticles to </text:span><text:span text:style-name="T7">form specific complex compositions, which directly translates to the nanomaterials developing wide-ranging unique</text:span><text:span text:style-name="T4"> physical </text:span><text:span text:style-name="T5">and chemical </text:span><text:span text:style-name="T4">properties that are not found naturally in other materials in the world, or are very scarce in overall </text:span><text:span text:style-name="T5">global</text:span><text:span text:style-name="T4"> quantity and expensive to extract as a result. </text:span><text:span text:style-name="T5">The term that is used to describe these structures that are composed of nanoparticles is nanomaterials. </text:span><text:span text:style-name="T20">Nanomaterials are not all categorized as man-made, some are naturally occurring such as smoke, sand, dust which all fit the requirement of a particle being smaller than the upper limit of 100nm. The specific terminology used to describe man-made materials formed of nanoparticles is </text:span><text:span text:style-name="T25">Engineered Nanomaterials</text:span><text:span text:style-name="T20">; ENM for short. </text:span><text:span text:style-name="T5"><text:s/></text:span><text:span text:style-name="T4">The main physical properties </text:span><text:span text:style-name="T9">in nanomaterials that are modified by nanotechnology techniques are </text:span><text:span text:style-name="T10">its size, structural composition, mechanical strength. The main chemical properties in nanomaterials that are </text:span><text:span text:style-name="T9">modified by nanotechnology techniques </text:span><text:span text:style-name="T12">is </text:span><text:span text:style-name="T13">surface chemistry; its surface interaction when exposed to different chemical substances, </text:span><text:span text:style-name="T14">particle charge stabilisation; its tendency to accumulate particle charges which can have unintended effects on the physical properties of the nanomaterials, </text:span><text:span text:style-name="T15">boiling and </text:span><text:span text:style-name="T10">melting point, </text:span><text:span text:style-name="T15">and vapour pressures; ability to </text:span><text:span text:style-name="T16">withstand deformation by suspension of substances in aerosol or gas phases.</text:span></text:p>
      <text:p text:style-name="P6"><text:span text:style-name="T6">Nanotechnology</text:span> <text:span text:style-name="T1">is</text:span> a rapidly growing technology that was <text:span text:style-name="T16">estimated to be</text:span> valued at <text:span text:style-name="T16">USD$54.2 Billion</text:span> in 20<text:span text:style-name="T16">20</text:span>, and <text:span text:style-name="T16">is </text:span><text:span text:style-name="T18">forecasted</text:span><text:span text:style-name="T16"> to grow in global market value to reach USD$126.8 Billion by 2027</text:span>; <text:span text:style-name="T18">reporting</text:span><text:span text:style-name="T17"> </text:span><text:span text:style-name="T18">a</text:span> compound annual growth rate of <text:span text:style-name="T17">12.9</text:span>% from 20<text:span text:style-name="T17">20</text:span> to 20<text:span text:style-name="T17">27</text:span>, and is expected to only continue growing at an exponential rate as the technology becomes increasingly available for commercial purposes by other major global industry sectors such as medicine, food, agriculture, and electronics. The current leading world leaders in the nanotechnology market are South Korea, Japan, and <text:span text:style-name="T1">The United States, </text:span>which holds the most Nano-patent publications at 4666.</text:p>
      <text:p text:style-name="P6"/>
      <text:p text:style-name="P5">Definition of nano<text:span text:style-name="T11">medicine</text:span></text:p>
      <text:p text:style-name="P9">Nanotechnology also has medical applications which is termed as nanomedicine. Nanomedicine currently is used <text:span text:style-name="T19">and still in continuous development</text:span> in medical areas such as <text:span text:style-name="T21">cancer imaging detection and diagnosis treatment, drug administration procedures for targeted drug delivery, and nano-biosensors for the management and control over diseases</text:span> <text:span text:style-name="T8">which </text:span><text:span text:style-name="T21">all</text:span><text:span text:style-name="T8"> aims to use nanotechnology for technological advancement in the medical field on the molecular scale</text:span>. </text:p>
      <text:p text:style-name="P10"><text:span text:style-name="T22">In the longer term, speculation for the development of </text:span><text:span text:style-name="T23">medical nano-robotics </text:span><text:span text:style-name="T24">still exists as this kind of technology would allow for non-invasive surgical procedures to </text:span><text:span text:style-name="T26">become the new industry standard</text:span><text:span text:style-name="T24"> or become a safer and viable alternative to </text:span><text:span text:style-name="T26">the</text:span><text:span text:style-name="T24"> current common surgery methods used in the healthcare industry today. </text:span><text:span text:style-name="T28">The </text:span><text:span text:style-name="T27">Nano-robotics </text:span><text:span text:style-name="T28">industry independently is not a commercially available technology yet </text:span><text:span text:style-name="T32">and is currently just a hypothetical concept</text:span><text:span text:style-name="T28"> due to limited research advancements in the nanotechnology industry, but once they are developed and are mass-produced to be used on a global scale, </text:span><text:span text:style-name="T30">the potential applications are</text:span><text:span text:style-name="T28"> expected to become a technological breakthrough in the healthcare industry. </text:span><text:span text:style-name="T29">Nano-robotic systems can be separated into several subset systems </text:span><text:span text:style-name="T34">that are currently being researched and developed, </text:span><text:span text:style-name="T36">which</text:span><text:span text:style-name="T29"> includ</text:span><text:span text:style-name="T36">es devices like</text:span><text:span text:style-name="T29"> nano-sensors</text:span><text:span text:style-name="T33">;</text:span><text:span text:style-name="T29"> which are capable of detecting and </text:span><text:span text:style-name="T32">precisely</text:span><text:span text:style-name="T29"> responding to physical stimuli </text:span><text:span text:style-name="T30">such as biological/chemical substances, thermal and electromagnetic forces</text:span><text:span text:style-name="T29"> </text:span><text:span text:style-name="T30">within</text:span><text:span text:style-name="T29"> the nano-meter unit </text:span><text:soft-page-break/><text:span text:style-name="T29">scale, </text:span><text:span text:style-name="T36">and </text:span><text:span text:style-name="T31">nano-capsules; </text:span><text:span text:style-name="T34">which differs to normal pharmaceutical capsules in that their </text:span><text:span text:style-name="T35">contents can be released at controlled intervals and dosage quantities can be accurately controlled</text:span><text:span text:style-name="T29">, </text:span><text:span text:style-name="T31">and </text:span><text:span text:style-name="T33">bacteria-nanobots. </text:span><text:span text:style-name="T37">For these technologies to become a working reality, research on nano-robotic manipulation systems is already taking place which is the </text:span><text:span text:style-name="T38">basis of approach </text:span><text:span text:style-name="T37">for </text:span><text:span text:style-name="T38">medical </text:span><text:span text:style-name="T37">nanotech devices </text:span><text:span text:style-name="T38">to function under. </text:span><text:span text:style-name="T39">The basic model for </text:span><text:span text:style-name="T37">nano-robotic manipulation systems </text:span><text:span text:style-name="T39">is that </text:span><text:span text:style-name="T40">the</text:span><text:span text:style-name="T39"> </text:span><text:span text:style-name="T40">Scanning Electron Microscopy (SEM) technique is used for materials characterization, as this is an already existing technology which will be integrated into nano-robotic devices. Electron microscopy is highly compatible with nanotechnology </text:span><text:span text:style-name="T42">as it is already powerful enough to</text:span><text:span text:style-name="T41"> provide high-resolution imagery of </text:span><text:span text:style-name="T42">nanoparticles that are well below 10 nm in size, so technologies that are outside of the nanotechnology field are being incorporated into the development of nanotechnology devices.</text:span></text:p>
      <text:p text:style-name="P8">Due to its high potential for <text:span text:style-name="T21">future </text:span>development and commercial uses, nano-medical research companies receive funding from both private and public sources mainly from the United States, United Kingdom, and Japan.<text:bookmark text:name="_GoBack"/> <text:s/><text:span text:style-name="T43">Government organizations are expected to be one of the biggest influencing parties for the future development of nanomedicine research </text:span><text:span text:style-name="T44">as they would benefit the most economically in the long-term as long as they continue investing.</text:span></text:p>
      <text:p text:style-name="Standard"/>
      <text:p text:style-name="P11">References</text:p>
      <text:p text:style-name="P13">BCC Research. (2020). <text:span text:style-name="T45">Nanotechnology Market Size, Share Forecast &amp; Industry Analysis Reports</text:span>. https://www.bccresearch.com/market-research/nanotechnology#:%7E:text=The%20global%20market%20for%20nanotechnology,19.8%25%20from%202014%20to%202019.</text:p>
      <text:p text:style-name="P13">Freitas, R. (2005). What is nanomedicine? <text:span text:style-name="T45">Nanomedicine: Nanotechnology, Biology and Medicine</text:span>, <text:span text:style-name="T45">1</text:span>(1), 2–9. https://doi.org/10.1016/j.nano.2004.11.003</text:p>
      <text:p text:style-name="P13">Kim, B. Y., Rutka, J. T., &amp; Chan, W. C. (2010). Nanomedicine. <text:span text:style-name="T45">New England Journal of Medicine</text:span>, <text:span text:style-name="T45">363</text:span>(25), 2434–2443. https://doi.org/10.1056/nejmra0912273</text:p>
      <text:p text:style-name="P13">nanocomposix. (2021). <text:span text:style-name="T45">Useful Terminology</text:span>. https://nanocomposix.com/pages/useful-terminology#target</text:p>
      <text:p text:style-name="P13">Nelson, B. J., &amp; Dong, L. (2007). Nanorobotics. <text:span text:style-name="T45">Springer Handbook of Nanotechnology</text:span>, 1634–1652. https://doi.org/10.1007/978-3-540-29857-1_49</text:p>
      <text:p text:style-name="P13">Pia Rossi, M., Gogotsi, Y., &amp; G Kornev, K. (2009). Deformation of carbon nanotubes by exposure to water vapor. <text:span text:style-name="T45">Pubmed.Gov</text:span>. Published. https://doi.org/10.1021/la802684q</text:p>
      <text:p text:style-name="P13">Research, B. (2017, January 17). <text:span text:style-name="T45">Nanotechnology Sees Big Growth in Products and Applications, Reports BCC Research</text:span>. GlobeNewswire News Room. https://www.globenewswire.com/news-release/2017/01/17/906164/0/en/Nanotechnology-Sees-Big-Growth-in-Products-and-Applications-Reports-BCC-Research.html</text:p>
      <text:p text:style-name="P13">Shi, C., Luu, D. K., Yang, Q., Liu, J., Chen, J., Ru, C., Xie, S., Luo, J., Ge, J., &amp; Sun, Y. (2016). Recent advances in nanorobotic manipulation inside scanning electron microscopes. <text:span text:style-name="T45">Pubmed.Gov</text:span>. Published. https://doi.org/10.1038/micronano.2016.24</text:p>
      <text:p text:style-name="P13">Staff, S. X. (2018, August 28). <text:span text:style-name="T45">A novel nanoactuator system has been developed</text:span>. Phys.Org. https://phys.org/news/2018-08-nanoactuator.html</text:p>
      <text:p text:style-name="P13">Statnano. (2019, November 21). <text:span text:style-name="T45">2019’s Most-innovative Countries in Nanotechnology | STATNANO</text:span>. https://statnano.com/news/67294/2019’s-Most-innovative-Countries-in-Nanotechnology</text:p>
      <text:p text:style-name="P13"><text:soft-page-break/>The Pennsylvania State University. (2018). <text:span text:style-name="T45">Introduction to Nanoparticles and Nanostructures</text:span> [Slides]. Nanohub. https://nanohub.org/resources/22260/download/NACK_U3_Maeder_Nanoparticles_Nanostructures.pdf</text:p>
      <text:p text:style-name="P13">Turney, J. (2006). <text:span text:style-name="T45">3. What are the physical and chemical properties of nanoparticles?</text:span> Europa Public Health. https://ec.europa.eu/health/scientific_committees/opinions_layman/en/nanotechnologies/l-3/3-nanoparticle-properties.htm#0p0</text:p>
      <text:p text:style-name="P13">Turney, J. (2009). <text:span text:style-name="T45">2. How can the characteristics of nanomaterials be described and analysed?</text:span> Europa Public Health. https://ec.europa.eu/health/scientific_committees/opinions_layman/nanomaterials/en/l-3/2.htm</text:p>
      <text:p text:style-name="P13">Tzeng Lue, J. (2007). Physical Properties of Nanomaterials. <text:span text:style-name="T45">Encyclopedia of Nanoscience and Nanotechnology</text:span>. Published. http://www.phys.nthu.edu.tw/c_teacher/jtlue/review%20nanomaterials.pdf</text:p>
      <text:p text:style-name="P12">Viseu, A. (2021). <text:span text:style-name="T45">nanomedicine | Definition, Research, &amp; Applications</text:span>. Encyclopedia Britannica. https://www.britannica.com/science/nanomedicine</text:p>
      <text:p text:style-name="P3"/>
      <text:p text:style-name="P3"/>
      <text:p text:style-name="P3"/>
      <text:p text:style-name="P3"/>
      <text:p text:style-name="P3"/>
      <text:p text:style-name="P3"/>
      <text:p text:style-name="P3"/>
      <text:p text:style-name="P3"/>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face style:name="Helvetica" svg:font-family="Helvetica" style:font-family-generic="swiss"/>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맑은 고딕" svg:font-family="'맑은 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NZ" style:letter-kerning="false" style:font-name-asian="맑은 고딕" style:font-size-asian="11pt" style:language-asian="ko" style:country-asian="KR"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NZ" style:letter-kerning="false" style:font-name-asian="맑은 고딕" style:font-size-asian="11pt" style:language-asian="ko" style:country-asian="KR"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style:font-family-generic="swiss" fo:font-size="10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Helvetica" fo:font-family="Helvetica" style:font-family-generic="swiss" fo:font-size="12pt"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Helvetica" fo:font-family="Helvetica"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family-generic="swiss" fo:font-size="12pt" style:font-size-asian="12pt" style:font-name-complex="Lucida Sans1" style:font-family-complex="'Lucida Sans'" style:font-family-generic-complex="swiss"/>
    </style:style>
    <style:style style:name="Bibliography" style:family="paragraph" style:parent-style-name="Standard" style:default-outline-level="">
      <style:paragraph-properties fo:margin-left="1.27cm" fo:margin-right="0cm" fo:text-indent="-1.27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hilip Lee</meta:initial-creator>
    <meta:editing-cycles>6</meta:editing-cycles>
    <meta:creation-date>2021-05-12T22:59:00</meta:creation-date>
    <dc:date>2021-05-26T16:46:29.874000000</dc:date>
    <meta:editing-duration>PT1H10M2S</meta:editing-duration>
    <meta:generator>LibreOffice/7.1.0.3$Windows_X86_64 LibreOffice_project/f6099ecf3d29644b5008cc8f48f42f4a40986e4c</meta:generator>
    <meta:document-statistic meta:table-count="0" meta:image-count="0" meta:object-count="0" meta:page-count="3" meta:paragraph-count="23" meta:word-count="1015" meta:character-count="8097" meta:non-whitespace-character-count="7105"/>
    <meta:user-defined meta:name="AppVersion">16.0000</meta:user-defined>
    <meta:template xlink:type="simple" xlink:actuate="onRequest" xlink:title="Normal.dotm" xlink:href=""/>
  </office:meta>
</office:document-meta>
</file>